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c115d" officeooo:paragraph-rsid="001c115d" style:font-size-asian="16pt" style:font-weight-asian="bold" style:font-size-complex="16pt" style:font-weight-complex="bold"/>
    </style:style>
    <style:style style:name="P2" style:family="paragraph" style:parent-style-name="Standard">
      <style:text-properties fo:font-size="12pt" fo:font-weight="normal" officeooo:rsid="001c115d" officeooo:paragraph-rsid="0021cfda" style:font-size-asian="10.5pt" style:font-weight-asian="normal" style:font-size-complex="12pt" style:font-weight-complex="normal"/>
    </style:style>
    <style:style style:name="P3" style:family="paragraph" style:parent-style-name="Standard">
      <style:text-properties fo:font-size="12pt" fo:font-weight="normal" officeooo:rsid="001d46c3" officeooo:paragraph-rsid="0021cfda" style:font-size-asian="10.5pt" style:font-weight-asian="normal" style:font-size-complex="12pt" style:font-weight-complex="normal"/>
    </style:style>
    <style:style style:name="P4" style:family="paragraph" style:parent-style-name="Standard">
      <style:text-properties style:font-name="Liberation Serif" fo:font-size="12pt" officeooo:paragraph-rsid="001c115d" style:font-size-asian="12pt" style:font-size-complex="12pt"/>
    </style:style>
    <style:style style:name="P5" style:family="paragraph" style:parent-style-name="Standard">
      <style:text-properties fo:font-size="12pt" fo:font-weight="normal" officeooo:rsid="00242a15" officeooo:paragraph-rsid="00242a15" style:font-size-asian="10.5pt" style:font-weight-asian="normal" style:font-size-complex="12pt" style:font-weight-complex="normal"/>
    </style:style>
    <style:style style:name="T1" style:family="text">
      <style:text-properties officeooo:rsid="001d46c3"/>
    </style:style>
    <style:style style:name="T2" style:family="text">
      <style:text-properties fo:font-weight="normal" officeooo:rsid="001c115d" style:font-weight-asian="normal" style:font-weight-complex="normal"/>
    </style:style>
    <style:style style:name="T3" style:family="text">
      <style:text-properties officeooo:rsid="0021cf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 Conclusion</text:p>
      <text:p text:style-name="P1"/>
      <text:p text:style-name="P4"><text:span text:style-name="T2">Delivering the course content to learners in better ways, is </text:span>most important in educational ecosystem. In present online education system system, the successful completion rate of a course is very less. Xblocks can be used to provide the better interface to deliver the course content in better ways to attract the learners, so that successful completion rate can be increased. Recently xblock-software development kit has been released as an opensource, so that all developers can create various xblocks tocreate a rich interactive onlinecourses</text:p>
      <text:p text:style-name="P1"/>
      <text:p text:style-name="P2"><text:span text:style-name="T3">Our</text:span> Advanced HTML Xblock <text:span text:style-name="T1">provides a great platform to increase interactivity of the courses and enhance the learning experience of the students. It is a great tool for text-savvy course content creators as it provides them with <text:s/>total control over the course content. In contrast to the present text editor in edx-platform, functionalities of our Xblock are merely limited to the imagination of the course author. It will be a great addition to the current working lists of Xblocks present in Open edX</text:span></text:p>
      <text:p text:style-name="P5">and will considerably boost the user experienc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20:31.047268974</meta:creation-date>
    <dc:date>2018-06-28T20:30:58.138161222</dc:date>
    <meta:editing-duration>PT9M12S</meta:editing-duration>
    <meta:editing-cycles>3</meta:editing-cycles>
    <meta:generator>LibreOffice/6.0.3.2$Linux_X86_64 LibreOffice_project/00m0$Build-2</meta:generator>
    <meta:document-statistic meta:table-count="0" meta:image-count="0" meta:object-count="0" meta:page-count="1" meta:paragraph-count="5" meta:word-count="176" meta:character-count="1117" meta:non-whitespace-character-count="942"/>
  </office:meta>
</office:document-meta>
</file>